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0.5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39in"/>
    </style:style>
    <style:style style:name="co5" style:family="table-column">
      <style:table-column-properties fo:break-before="auto" style:column-width="0.6571in"/>
    </style:style>
    <style:style style:name="co6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log_0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Weight</text:p>
          </table:table-cell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-Mi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.609" calcext:value-type="float">
            <text:p>12.609</text:p>
          </table:table-cell>
          <table:table-cell/>
          <table:table-cell table:style-name="ce1" table:formula="of:=MIN([.B:.B])" office:value-type="float" office:value="12.609" calcext:value-type="float">
            <text:p>12.609</text:p>
          </table:table-cell>
          <table:table-cell table:style-name="ce1" table:formula="of:=MAX([.B:.B])" office:value-type="float" office:value="12.661" calcext:value-type="float">
            <text:p>12.661</text:p>
          </table:table-cell>
          <table:table-cell table:style-name="ce1" table:formula="of:=SUM([.E2]-[.D2])" office:value-type="float" office:value="0.0519999999999996" calcext:value-type="float">
            <text:p>0.052</text:p>
          </table:table-cell>
          <table:table-cell table:style-name="ce1" table:formula="of:=STDEV([.B:.B])" office:value-type="float" office:value="0.0138460520689017" calcext:value-type="float">
            <text:p>0.0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.612" calcext:value-type="float">
            <text:p>12.612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.612" calcext:value-type="float">
            <text:p>12.612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618" calcext:value-type="float">
            <text:p>12.618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.622" calcext:value-type="float">
            <text:p>12.622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.622" calcext:value-type="float">
            <text:p>12.62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.625" calcext:value-type="float">
            <text:p>12.625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.625" calcext:value-type="float">
            <text:p>12.62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631" calcext:value-type="float">
            <text:p>12.63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632" calcext:value-type="float">
            <text:p>12.632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632" calcext:value-type="float">
            <text:p>12.632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.634" calcext:value-type="float">
            <text:p>12.634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.637" calcext:value-type="float">
            <text:p>12.63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.64" calcext:value-type="float">
            <text:p>12.640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64" calcext:value-type="float">
            <text:p>12.64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644" calcext:value-type="float">
            <text:p>12.644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46" calcext:value-type="float">
            <text:p>12.646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.647" calcext:value-type="float">
            <text:p>12.64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.648" calcext:value-type="float">
            <text:p>12.648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661" calcext:value-type="float">
            <text:p>12.66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log_0.A1:log_0.B2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26T11:02:15.693000000</dc:date>
    <meta:editing-duration>PT9M57S</meta:editing-duration>
    <meta:editing-cycles>1</meta:editing-cycles>
    <meta:document-statistic meta:table-count="1" meta:cell-count="50" meta:object-count="0"/>
    <meta:generator>LibreOffice/7.4.0.3$Windows_X86_64 LibreOffice_project/f85e47c08ddd19c015c0114a68350214f7066f5a</meta:generator>
  </office:meta>
</office:document-meta>
</file>